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9f88c" officeooo:paragraph-rsid="0019f88c" style:font-size-asian="14pt" style:font-size-complex="16pt"/>
    </style:style>
    <style:style style:name="P2" style:family="paragraph" style:parent-style-name="Standard">
      <style:paragraph-properties fo:text-align="center" style:justify-single-word="false"/>
      <style:text-properties fo:font-size="16pt" officeooo:rsid="0019f88c" officeooo:paragraph-rsid="0018daec" style:font-size-asian="14pt" style:font-size-complex="16pt"/>
    </style:style>
    <style:style style:name="P3" style:family="paragraph" style:parent-style-name="Standard">
      <style:paragraph-properties fo:text-align="start" style:justify-single-word="false"/>
      <style:text-properties fo:font-size="16pt" officeooo:rsid="001bfac2" officeooo:paragraph-rsid="001bfac2" style:font-size-asian="14pt" style:font-size-complex="16pt"/>
    </style:style>
    <style:style style:name="P4" style:family="paragraph" style:parent-style-name="Standard">
      <style:paragraph-properties fo:text-align="start" style:justify-single-word="false"/>
      <style:text-properties fo:font-size="16pt" officeooo:rsid="00230146" officeooo:paragraph-rsid="00268d55" style:font-size-asian="14pt" style:font-size-complex="16pt"/>
    </style:style>
    <style:style style:name="P5" style:family="paragraph" style:parent-style-name="Standard">
      <style:paragraph-properties fo:text-align="start" style:justify-single-word="false"/>
      <style:text-properties fo:font-size="16pt" officeooo:rsid="0024352b" officeooo:paragraph-rsid="0024352b" style:font-size-asian="14pt" style:font-size-complex="16pt"/>
    </style:style>
    <style:style style:name="P6" style:family="paragraph" style:parent-style-name="Standard">
      <style:paragraph-properties fo:text-align="start" style:justify-single-word="false"/>
      <style:text-properties fo:font-size="12pt" officeooo:rsid="00269748" officeooo:paragraph-rsid="00269748" style:font-size-asian="10.5pt" style:font-size-complex="12pt"/>
    </style:style>
    <style:style style:name="P7" style:family="paragraph" style:parent-style-name="Standard">
      <style:paragraph-properties fo:text-align="center" style:justify-single-word="false"/>
      <style:text-properties fo:font-size="18pt" officeooo:rsid="001a30c7" officeooo:paragraph-rsid="0018daec" style:font-size-asian="15.75pt" style:font-size-complex="18pt"/>
    </style:style>
    <style:style style:name="P8" style:family="paragraph" style:parent-style-name="Standard">
      <style:paragraph-properties fo:text-align="start" style:justify-single-word="false"/>
      <style:text-properties fo:font-size="16pt" officeooo:rsid="001a30c7" officeooo:paragraph-rsid="0019f88c" style:font-size-asian="14pt" style:font-size-complex="16pt"/>
    </style:style>
    <style:style style:name="P9" style:family="paragraph" style:parent-style-name="Standard" style:list-style-name="L1">
      <style:paragraph-properties fo:text-align="start" style:justify-single-word="false"/>
      <style:text-properties fo:font-size="12pt" officeooo:rsid="002101fe" officeooo:paragraph-rsid="00269748" style:font-size-asian="10.5pt" style:font-size-complex="12pt"/>
    </style:style>
    <style:style style:name="P10" style:family="paragraph" style:parent-style-name="Standard">
      <style:paragraph-properties fo:text-align="start" style:justify-single-word="false"/>
      <style:text-properties fo:font-size="12pt" officeooo:rsid="002101fe" officeooo:paragraph-rsid="00269748" style:font-size-asian="10.5pt" style:font-size-complex="12pt"/>
    </style:style>
    <style:style style:name="P11" style:family="paragraph" style:parent-style-name="Standard" style:list-style-name="L1">
      <style:paragraph-properties fo:text-align="start" style:justify-single-word="false"/>
      <style:text-properties fo:font-size="12pt" officeooo:rsid="00269748" officeooo:paragraph-rsid="00269748" style:font-size-asian="10.5pt" style:font-size-complex="12pt"/>
    </style:style>
    <style:style style:name="P12" style:family="paragraph" style:parent-style-name="Standard">
      <style:paragraph-properties fo:text-align="start" style:justify-single-word="false"/>
      <style:text-properties fo:font-size="12pt" officeooo:rsid="00269748" officeooo:paragraph-rsid="00269748" style:font-size-asian="10.5pt" style:font-size-complex="12pt"/>
    </style:style>
    <style:style style:name="P13" style:family="paragraph" style:parent-style-name="Standard" style:list-style-name="L2">
      <style:paragraph-properties fo:text-align="start" style:justify-single-word="false"/>
      <style:text-properties fo:font-size="12pt" officeooo:rsid="00230146" officeooo:paragraph-rsid="00268d55" style:font-size-asian="10.5pt" style:font-size-complex="12pt"/>
    </style:style>
    <style:style style:name="P14" style:family="paragraph" style:parent-style-name="Standard" style:list-style-name="L2">
      <style:paragraph-properties fo:text-align="start" style:justify-single-word="false"/>
      <style:text-properties fo:font-size="12pt" officeooo:rsid="0023e920" officeooo:paragraph-rsid="00268d55" style:font-size-asian="10.5pt" style:font-size-complex="12pt"/>
    </style:style>
    <style:style style:name="P15" style:family="paragraph" style:parent-style-name="Standard" style:list-style-name="L3">
      <style:paragraph-properties fo:text-align="start" style:justify-single-word="false"/>
      <style:text-properties fo:font-size="12pt" officeooo:rsid="0024352b" officeooo:paragraph-rsid="0024352b" style:font-size-asian="10.5pt" style:font-size-complex="12pt"/>
    </style:style>
    <style:style style:name="P16" style:family="paragraph" style:parent-style-name="Standard" style:list-style-name="L2">
      <style:paragraph-properties fo:text-align="start" style:justify-single-word="false"/>
      <style:text-properties fo:font-size="12pt" officeooo:rsid="0026eecf" officeooo:paragraph-rsid="0026eecf" style:font-size-asian="10.5pt" style:font-size-complex="12pt"/>
    </style:style>
    <style:style style:name="P17" style:family="paragraph" style:parent-style-name="Standard" style:list-style-name="L1">
      <style:paragraph-properties fo:text-align="start" style:justify-single-word="false"/>
      <style:text-properties fo:font-size="12pt" officeooo:rsid="00284527" officeooo:paragraph-rsid="00284527" style:font-size-asian="10.5pt" style:font-size-complex="12pt"/>
    </style:style>
    <style:style style:name="P18" style:family="paragraph" style:parent-style-name="Standard">
      <style:paragraph-properties fo:text-align="start" style:justify-single-word="false"/>
      <style:text-properties fo:font-size="12pt" officeooo:rsid="00284527" officeooo:paragraph-rsid="00284527" style:font-size-asian="10.5pt" style:font-size-complex="12pt"/>
    </style:style>
    <style:style style:name="P19" style:family="paragraph" style:parent-style-name="Standard" style:list-style-name="L1">
      <style:paragraph-properties fo:text-align="start" style:justify-single-word="false"/>
      <style:text-properties fo:font-size="12pt" officeooo:rsid="00288bf0" officeooo:paragraph-rsid="00288bf0" style:font-size-asian="10.5pt" style:font-size-complex="12pt"/>
    </style:style>
    <style:style style:name="P20" style:family="paragraph" style:parent-style-name="Standard">
      <style:paragraph-properties fo:text-align="start" style:justify-single-word="false"/>
      <style:text-properties fo:font-size="12pt" officeooo:rsid="00288bf0" officeooo:paragraph-rsid="00288bf0" style:font-size-asian="10.5pt" style:font-size-complex="12pt"/>
    </style:style>
    <style:style style:name="P21" style:family="paragraph" style:parent-style-name="Standard" style:list-style-name="L1">
      <style:paragraph-properties fo:text-align="start" style:justify-single-word="false"/>
      <style:text-properties fo:font-size="12pt" officeooo:rsid="002d1777" officeooo:paragraph-rsid="002d1777" style:font-size-asian="10.5pt" style:font-size-complex="12pt"/>
    </style:style>
    <style:style style:name="P22" style:family="paragraph" style:parent-style-name="Standard">
      <style:paragraph-properties fo:text-align="start" style:justify-single-word="false"/>
      <style:text-properties fo:font-size="12pt" officeooo:rsid="002d1777" officeooo:paragraph-rsid="002d1777" style:font-size-asian="10.5pt" style:font-size-complex="12pt"/>
    </style:style>
    <style:style style:name="P23" style:family="paragraph" style:parent-style-name="Standard" style:list-style-name="L1">
      <style:paragraph-properties fo:text-align="start" style:justify-single-word="false"/>
      <style:text-properties fo:font-size="12pt" officeooo:rsid="002dc2fb" officeooo:paragraph-rsid="002dc2fb" style:font-size-asian="10.5pt" style:font-size-complex="12pt"/>
    </style:style>
    <style:style style:name="P24" style:family="paragraph" style:parent-style-name="Standard">
      <style:paragraph-properties fo:text-align="start" style:justify-single-word="false"/>
      <style:text-properties fo:font-size="12pt" officeooo:rsid="002dc2fb" officeooo:paragraph-rsid="002dc2fb" style:font-size-asian="10.5pt" style:font-size-complex="12pt"/>
    </style:style>
    <style:style style:name="P25" style:family="paragraph" style:parent-style-name="Standard" style:list-style-name="L1">
      <style:paragraph-properties fo:text-align="start" style:justify-single-word="false"/>
      <style:text-properties fo:font-size="12pt" officeooo:rsid="002e1bb3" officeooo:paragraph-rsid="0046f040" style:font-size-asian="10.5pt" style:font-size-complex="12pt"/>
    </style:style>
    <style:style style:name="P26" style:family="paragraph" style:parent-style-name="Standard" style:list-style-name="L1">
      <style:paragraph-properties fo:text-align="start" style:justify-single-word="false"/>
      <style:text-properties fo:font-size="12pt" officeooo:rsid="002fc261" officeooo:paragraph-rsid="002fc261" style:font-size-asian="10.5pt" style:font-size-complex="12pt"/>
    </style:style>
    <style:style style:name="P27" style:family="paragraph" style:parent-style-name="Standard">
      <style:paragraph-properties fo:text-align="start" style:justify-single-word="false"/>
      <style:text-properties fo:font-size="12pt" officeooo:rsid="002fc261" officeooo:paragraph-rsid="002fc261" style:font-size-asian="10.5pt" style:font-size-complex="12pt"/>
    </style:style>
    <style:style style:name="P28" style:family="paragraph" style:parent-style-name="Standard" style:list-style-name="L1">
      <style:paragraph-properties fo:text-align="start" style:justify-single-word="false"/>
      <style:text-properties fo:font-size="12pt" officeooo:rsid="00310016" officeooo:paragraph-rsid="00310016" style:font-size-asian="10.5pt" style:font-size-complex="12pt"/>
    </style:style>
    <style:style style:name="P29" style:family="paragraph" style:parent-style-name="Standard" style:list-style-name="L1">
      <style:paragraph-properties fo:text-align="start" style:justify-single-word="false"/>
      <style:text-properties fo:font-size="12pt" officeooo:rsid="0032fa6d" officeooo:paragraph-rsid="0032fa6d" style:font-size-asian="10.5pt" style:font-size-complex="12pt"/>
    </style:style>
    <style:style style:name="P30" style:family="paragraph" style:parent-style-name="Standard">
      <style:paragraph-properties fo:text-align="start" style:justify-single-word="false"/>
      <style:text-properties fo:font-size="12pt" officeooo:rsid="0032fa6d" officeooo:paragraph-rsid="0032fa6d" style:font-size-asian="10.5pt" style:font-size-complex="12pt"/>
    </style:style>
    <style:style style:name="P31" style:family="paragraph" style:parent-style-name="Standard" style:list-style-name="L1">
      <style:paragraph-properties fo:text-align="start" style:justify-single-word="false"/>
      <style:text-properties fo:font-size="12pt" officeooo:rsid="0037bdea" officeooo:paragraph-rsid="0037bdea" style:font-size-asian="10.5pt" style:font-size-complex="12pt"/>
    </style:style>
    <style:style style:name="P32" style:family="paragraph" style:parent-style-name="Standard">
      <style:paragraph-properties fo:text-align="start" style:justify-single-word="false"/>
      <style:text-properties fo:font-size="12pt" officeooo:rsid="0037bdea" officeooo:paragraph-rsid="0037bdea" style:font-size-asian="10.5pt" style:font-size-complex="12pt"/>
    </style:style>
    <style:style style:name="P33" style:family="paragraph" style:parent-style-name="Standard" style:list-style-name="L1">
      <style:paragraph-properties fo:text-align="start" style:justify-single-word="false"/>
      <style:text-properties fo:font-size="12pt" officeooo:rsid="00389b6c" officeooo:paragraph-rsid="00389b6c" style:font-size-asian="10.5pt" style:font-size-complex="12pt"/>
    </style:style>
    <style:style style:name="P34" style:family="paragraph" style:parent-style-name="Standard">
      <style:paragraph-properties fo:text-align="start" style:justify-single-word="false"/>
      <style:text-properties fo:font-size="12pt" officeooo:rsid="00389b6c" officeooo:paragraph-rsid="00389b6c" style:font-size-asian="10.5pt" style:font-size-complex="12pt"/>
    </style:style>
    <style:style style:name="P35" style:family="paragraph" style:parent-style-name="Standard" style:list-style-name="L1">
      <style:paragraph-properties fo:text-align="start" style:justify-single-word="false"/>
      <style:text-properties fo:font-size="12pt" officeooo:rsid="0039db92" officeooo:paragraph-rsid="0039db92" style:font-size-asian="10.5pt" style:font-size-complex="12pt"/>
    </style:style>
    <style:style style:name="P36" style:family="paragraph" style:parent-style-name="Standard" style:list-style-name="L1">
      <style:paragraph-properties fo:text-align="start" style:justify-single-word="false"/>
      <style:text-properties fo:font-size="12pt" officeooo:rsid="0039db92" officeooo:paragraph-rsid="004e6079" style:font-size-asian="10.5pt" style:font-size-complex="12pt"/>
    </style:style>
    <style:style style:name="P37" style:family="paragraph" style:parent-style-name="Standard" style:list-style-name="L1">
      <style:paragraph-properties fo:text-align="start" style:justify-single-word="false"/>
      <style:text-properties fo:font-size="12pt" officeooo:rsid="003bcfd7" officeooo:paragraph-rsid="003bcfd7" style:font-size-asian="10.5pt" style:font-size-complex="12pt"/>
    </style:style>
    <style:style style:name="P38" style:family="paragraph" style:parent-style-name="Standard" style:list-style-name="L1">
      <style:paragraph-properties fo:text-align="start" style:justify-single-word="false"/>
      <style:text-properties fo:font-size="12pt" officeooo:rsid="003dbef8" officeooo:paragraph-rsid="003dbef8" style:font-size-asian="10.5pt" style:font-size-complex="12pt"/>
    </style:style>
    <style:style style:name="P39" style:family="paragraph" style:parent-style-name="Standard" style:list-style-name="L1">
      <style:paragraph-properties fo:text-align="start" style:justify-single-word="false"/>
      <style:text-properties fo:font-size="12pt" officeooo:rsid="003e2e67" officeooo:paragraph-rsid="003e2e67" style:font-size-asian="10.5pt" style:font-size-complex="12pt"/>
    </style:style>
    <style:style style:name="P40" style:family="paragraph" style:parent-style-name="Standard" style:list-style-name="L1">
      <style:paragraph-properties fo:text-align="start" style:justify-single-word="false"/>
      <style:text-properties fo:font-size="12pt" officeooo:rsid="00401f5c" officeooo:paragraph-rsid="00401f5c" style:font-size-asian="10.5pt" style:font-size-complex="12pt"/>
    </style:style>
    <style:style style:name="P41" style:family="paragraph" style:parent-style-name="Standard" style:list-style-name="L1">
      <style:paragraph-properties fo:text-align="start" style:justify-single-word="false"/>
      <style:text-properties fo:font-size="12pt" officeooo:rsid="00401f5c" officeooo:paragraph-rsid="0048d48c" style:font-size-asian="10.5pt" style:font-size-complex="12pt"/>
    </style:style>
    <style:style style:name="P42" style:family="paragraph" style:parent-style-name="Standard" style:list-style-name="L1">
      <style:paragraph-properties fo:text-align="start" style:justify-single-word="false"/>
      <style:text-properties fo:font-size="12pt" officeooo:rsid="004183dc" officeooo:paragraph-rsid="004183dc" style:font-size-asian="10.5pt" style:font-size-complex="12pt"/>
    </style:style>
    <style:style style:name="P43" style:family="paragraph" style:parent-style-name="Standard" style:list-style-name="L1">
      <style:paragraph-properties fo:text-align="start" style:justify-single-word="false"/>
      <style:text-properties fo:font-size="12pt" officeooo:rsid="0041e15f" officeooo:paragraph-rsid="004e6079" style:font-size-asian="10.5pt" style:font-size-complex="12pt"/>
    </style:style>
    <style:style style:name="P44" style:family="paragraph" style:parent-style-name="Standard" style:list-style-name="L1">
      <style:paragraph-properties fo:text-align="start" style:justify-single-word="false"/>
      <style:text-properties fo:font-size="12pt" officeooo:rsid="0045fee6" officeooo:paragraph-rsid="0045fee6" style:font-size-asian="10.5pt" style:font-size-complex="12pt"/>
    </style:style>
    <style:style style:name="P45" style:family="paragraph" style:parent-style-name="Standard" style:list-style-name="L1">
      <style:paragraph-properties fo:text-align="start" style:justify-single-word="false"/>
      <style:text-properties fo:font-size="12pt" officeooo:rsid="0048d48c" officeooo:paragraph-rsid="0048d48c" style:font-size-asian="10.5pt" style:font-size-complex="12pt"/>
    </style:style>
    <style:style style:name="P46" style:family="paragraph" style:parent-style-name="Standard" style:list-style-name="L1">
      <style:paragraph-properties fo:text-align="start" style:justify-single-word="false"/>
      <style:text-properties fo:font-size="12pt" officeooo:rsid="004d3850" officeooo:paragraph-rsid="004d3850" style:font-size-asian="10.5pt" style:font-size-complex="12pt"/>
    </style:style>
    <style:style style:name="P47" style:family="paragraph" style:parent-style-name="Standard" style:list-style-name="L1">
      <style:paragraph-properties fo:text-align="start" style:justify-single-word="false"/>
      <style:text-properties fo:font-size="12pt" officeooo:rsid="004e6079" officeooo:paragraph-rsid="004e6079" style:font-size-asian="10.5pt" style:font-size-complex="12pt"/>
    </style:style>
    <style:style style:name="P48" style:family="paragraph" style:parent-style-name="Standard" style:list-style-name="L1">
      <style:paragraph-properties fo:text-align="start" style:justify-single-word="false"/>
      <style:text-properties fo:font-size="12pt" officeooo:rsid="004f46bc" officeooo:paragraph-rsid="004f46bc" style:font-size-asian="10.5pt" style:font-size-complex="12pt"/>
    </style:style>
    <style:style style:name="P49" style:family="paragraph" style:parent-style-name="Standard" style:list-style-name="L1">
      <style:paragraph-properties fo:text-align="start" style:justify-single-word="false"/>
      <style:text-properties fo:font-size="12pt" officeooo:rsid="00502ef1" officeooo:paragraph-rsid="00502ef1" style:font-size-asian="10.5pt" style:font-size-complex="12pt"/>
    </style:style>
    <style:style style:name="P50" style:family="paragraph" style:parent-style-name="Standard" style:list-style-name="L1">
      <style:paragraph-properties fo:text-align="start" style:justify-single-word="false"/>
      <style:text-properties fo:font-size="12pt" officeooo:rsid="0051cad7" officeooo:paragraph-rsid="0053238d" style:font-size-asian="10.5pt" style:font-size-complex="12pt"/>
    </style:style>
    <style:style style:name="P51" style:family="paragraph" style:parent-style-name="Standard" style:list-style-name="L1">
      <style:paragraph-properties fo:text-align="start" style:justify-single-word="false"/>
      <style:text-properties fo:font-size="12pt" officeooo:rsid="00548906" officeooo:paragraph-rsid="00548906" style:font-size-asian="10.5pt" style:font-size-complex="12pt"/>
    </style:style>
    <style:style style:name="P52" style:family="paragraph" style:parent-style-name="Standard" style:list-style-name="L1">
      <style:paragraph-properties fo:text-align="start" style:justify-single-word="false"/>
      <style:text-properties fo:font-size="12pt" officeooo:rsid="00548906" officeooo:paragraph-rsid="00561ed5" style:font-size-asian="10.5pt" style:font-size-complex="12pt"/>
    </style:style>
    <style:style style:name="P53" style:family="paragraph" style:parent-style-name="Standard" style:list-style-name="L1">
      <style:paragraph-properties fo:text-align="start" style:justify-single-word="false"/>
      <style:text-properties fo:font-size="12pt" officeooo:rsid="00548906" officeooo:paragraph-rsid="00562aa0" style:font-size-asian="10.5pt" style:font-size-complex="12pt"/>
    </style:style>
    <style:style style:name="P54" style:family="paragraph" style:parent-style-name="Standard" style:list-style-name="L1">
      <style:paragraph-properties fo:text-align="start" style:justify-single-word="false"/>
      <style:text-properties fo:font-size="12pt" officeooo:rsid="00553311" officeooo:paragraph-rsid="00553311" style:font-size-asian="10.5pt" style:font-size-complex="12pt"/>
    </style:style>
    <style:style style:name="P55" style:family="paragraph" style:parent-style-name="Standard" style:list-style-name="L1">
      <style:paragraph-properties fo:text-align="start" style:justify-single-word="false"/>
      <style:text-properties fo:font-size="12pt" fo:font-weight="bold" officeooo:rsid="00553311" officeooo:paragraph-rsid="00553311" style:font-size-asian="10.5pt" style:font-weight-asian="bold" style:font-size-complex="12pt" style:font-weight-complex="bold"/>
    </style:style>
    <style:style style:name="T1" style:family="text">
      <style:text-properties officeooo:rsid="00269748"/>
    </style:style>
    <style:style style:name="T2" style:family="text">
      <style:text-properties fo:font-weight="bold" style:font-weight-asian="bold" style:font-weight-complex="bold"/>
    </style:style>
    <style:style style:name="T3" style:family="text">
      <style:text-properties fo:font-weight="bold" officeooo:rsid="00553311" style:font-weight-asian="bold" style:font-weight-complex="bold"/>
    </style:style>
    <style:style style:name="T4" style:family="text">
      <style:text-properties fo:font-style="normal" style:font-style-asian="normal" style:font-style-complex="normal"/>
    </style:style>
    <style:style style:name="T5" style:family="text">
      <style:text-properties officeooo:rsid="002a2aab"/>
    </style:style>
    <style:style style:name="T6" style:family="text">
      <style:text-properties officeooo:rsid="002b8728"/>
    </style:style>
    <style:style style:name="T7" style:family="text">
      <style:text-properties officeooo:rsid="002dc2fb"/>
    </style:style>
    <style:style style:name="T8" style:family="text">
      <style:text-properties officeooo:rsid="002e1bb3"/>
    </style:style>
    <style:style style:name="T9" style:family="text">
      <style:text-properties officeooo:rsid="002fc261"/>
    </style:style>
    <style:style style:name="T10" style:family="text">
      <style:text-properties officeooo:rsid="0032fa6d"/>
    </style:style>
    <style:style style:name="T11" style:family="text">
      <style:text-properties officeooo:rsid="0036a578"/>
    </style:style>
    <style:style style:name="T12" style:family="text">
      <style:text-properties officeooo:rsid="00389b6c"/>
    </style:style>
    <style:style style:name="T13" style:family="text">
      <style:text-properties officeooo:rsid="003bcfd7"/>
    </style:style>
    <style:style style:name="T14" style:family="text">
      <style:text-properties officeooo:rsid="0046f040"/>
    </style:style>
    <style:style style:name="T15" style:family="text">
      <style:text-properties officeooo:rsid="0048d48c"/>
    </style:style>
    <style:style style:name="T16" style:family="text">
      <style:text-properties officeooo:rsid="004c3ef5"/>
    </style:style>
    <style:style style:name="T17" style:family="text">
      <style:text-properties officeooo:rsid="004d3850"/>
    </style:style>
    <style:style style:name="T18" style:family="text">
      <style:text-properties officeooo:rsid="004e6079"/>
    </style:style>
    <style:style style:name="T19" style:family="text">
      <style:text-properties officeooo:rsid="0053238d"/>
    </style:style>
    <style:style style:name="T20" style:family="text">
      <style:text-properties officeooo:rsid="00553311"/>
    </style:style>
    <style:style style:name="T21" style:family="text">
      <style:text-properties officeooo:rsid="00561ed5"/>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itness Notes</text:p>
      <text:p text:style-name="P2"/>
      <text:p text:style-name="P8">Nutrition</text:p>
      <text:p text:style-name="P1"/>
      <text:list xml:id="list267082939697095722" text:style-name="L1">
        <text:list-item>
          <text:p text:style-name="P9">The human body = energy convertor. It takes food <text:span text:style-name="T14">(</text:span><text:a xlink:type="simple" xlink:href="https://en.wikipedia.org/wiki/Food_energy" text:style-name="Internet_20_link" text:visited-style-name="Visited_20_Internet_20_Link"><text:span text:style-name="T14">food energy</text:span></text:a><text:span text:style-name="T14">)</text:span> → chemical reaction → chemical energy. This chemical energy <text:span text:style-name="T8">will be turned</text:span> into <text:span text:style-name="T4">heat</text:span> (<text:span text:style-name="T14">type of energy</text:span>), kinetic energy (movement) <text:span text:style-name="T1">or electric energy. The process is called cellular respiration – </text:span><text:a xlink:type="simple" xlink:href="https://en.wikipedia.org/wiki/Cellular_respiration" text:style-name="Internet_20_link" text:visited-style-name="Visited_20_Internet_20_Link"><text:span text:style-name="T1">1</text:span></text:a><text:span text:style-name="T1">, </text:span><text:a xlink:type="simple" xlink:href="https://www.youtube.com/watch?v=2f7YwCtHcgk" text:style-name="Internet_20_link" text:visited-style-name="Visited_20_Internet_20_Link"><text:span text:style-name="T1">2</text:span></text:a><text:span text:style-name="T1">.</text:span></text:p>
        </text:list-item>
      </text:list>
      <text:p text:style-name="P10"/>
      <text:list xml:id="list30558236292654" text:continue-numbering="true" text:style-name="L1">
        <text:list-item>
          <text:p text:style-name="P25">Fun fact: <text:span text:style-name="T14">for </text:span>the average <text:span text:style-name="T14">human, most of the energy the body produces is heat, the average value of </text:span>2,000 kcals you need <text:span text:style-name="T14">in a day comes from this.</text:span> <text:span text:style-name="T2">This needs refs</text:span>.</text:p>
        </text:list-item>
      </text:list>
      <text:p text:style-name="P10"/>
      <text:list xml:id="list30558463307878" text:continue-numbering="true" text:style-name="L1">
        <text:list-item>
          <text:p text:style-name="P9"><text:span text:style-name="T1">Energy for body without movement = </text:span><text:a xlink:type="simple" xlink:href="https://en.wikipedia.org/wiki/Basal_metabolic_rate" text:style-name="Internet_20_link" text:visited-style-name="Visited_20_Internet_20_Link"><text:span text:style-name="T1">basal metabolic rate</text:span></text:a><text:span text:style-name="T1"> (BMR). It depends on muscle mass, fat mass, height (h) and age (a). It is normally measured in kcal/day.</text:span></text:p>
        </text:list-item>
      </text:list>
      <text:p text:style-name="P10"/>
      <text:list xml:id="list30559455834496" text:continue-numbering="true" text:style-name="L1">
        <text:list-item>
          <text:p text:style-name="P28">The proportion of fat you have in your body is called body fat percentage (body fat %). It’s fat mass (kg) * 100 / total mass (kg). Body fat % dictates certain features on your body. <text:span text:style-name="T10">For example, for guys, the abs muscles will start showing somewhere in the range </text:span><text:a xlink:type="simple" xlink:href="https://www.healthline.com/health/body-fat-percentage-for-abs" text:style-name="Internet_20_link" text:visited-style-name="Visited_20_Internet_20_Link"><text:span text:style-name="T10">10 – 14%</text:span></text:a><text:span text:style-name="T10">.</text:span></text:p>
        </text:list-item>
      </text:list>
      <text:p text:style-name="P6"/>
      <text:list xml:id="list30557730294920" text:continue-numbering="true" text:style-name="L1">
        <text:list-item>
          <text:p text:style-name="P29">The BMR does depend on body fat %, muscles will require more calories to maintain than fat, even at rest (e.g. to heat up) – <text:a xlink:type="simple" xlink:href="https://www.webmd.com/diet/obesity/features/8-ways-to-burn-calories-and-fight-fat#1" text:style-name="Internet_20_link" text:visited-style-name="Visited_20_Internet_20_Link">10 pounds of muscle would burn 50 kcal in a day at rest, while 10 pounds of fat will only burn 20 kcal (less than half)</text:a>.</text:p>
        </text:list-item>
      </text:list>
      <text:p text:style-name="P30"/>
      <text:list xml:id="list30557534514998" text:continue-numbering="true" text:style-name="L1">
        <text:list-item>
          <text:p text:style-name="P35">Computing body fat % is not easy. One way would be to take a picture of you in the mirror and then look at how well defined your muscles are compared to people with known body fat % (for <text:a xlink:type="simple" xlink:href="https://www.builtlean.com/wp-content/uploads/2012/09/body-fat-photos-1.jpg" text:style-name="Internet_20_link" text:visited-style-name="Visited_20_Internet_20_Link">example</text:a>). There are better ways to compute body fat %, for example (going from most accurate to less accurate):</text:p>
          <text:list>
            <text:list-item>
              <text:p text:style-name="P36"><text:s/><text:a xlink:type="simple" xlink:href="https://en.wikipedia.org/wiki/Dual-energy_X-ray_absorptiometry" text:style-name="Internet_20_link" text:visited-style-name="Visited_20_Internet_20_Link">Dual-energy X-ray absorptiometry (DEXA / </text:a><text:a xlink:type="simple" xlink:href="https://en.wikipedia.org/wiki/Dual-energy_X-ray_absorptiometry" text:style-name="Internet_20_link" text:visited-style-name="Visited_20_Internet_20_Link"><text:span text:style-name="T18">DXA</text:span></text:a><text:a xlink:type="simple" xlink:href="https://en.wikipedia.org/wiki/Dual-energy_X-ray_absorptiometry" text:style-name="Internet_20_link" text:visited-style-name="Visited_20_Internet_20_Link">)</text:a></text:p>
              <text:list>
                <text:list-item>
                  <text:p text:style-name="P40">this is an x-ray machine that scans your body</text:p>
                </text:list-item>
                <text:list-item>
                  <text:p text:style-name="P35">most accurate <text:span text:style-name="T13">&amp; detailed (e.g. body fat % in left/right arm, around organs)</text:span></text:p>
                </text:list-item>
                <text:list-item>
                  <text:p text:style-name="P35">also measures bone density</text:p>
                </text:list-item>
                <text:list-item>
                  <text:p text:style-name="P37">it’s expensive</text:p>
                </text:list-item>
                <text:list-item>
                  <text:p text:style-name="P37">not possible anywhere in the world</text:p>
                </text:list-item>
                <text:list-item>
                  <text:p text:style-name="P37">in London you can do it at <text:a xlink:type="simple" xlink:href="https://www.bodyscanuk.com/" text:style-name="Internet_20_link" text:visited-style-name="Visited_20_Internet_20_Link">bodyscan</text:a> for £100+</text:p>
                </text:list-item>
              </text:list>
            </text:list-item>
            <text:list-item>
              <text:p text:style-name="P39"><text:a xlink:type="simple" xlink:href="https://en.wikipedia.org/wiki/Hydrostatic_weighing" text:style-name="Internet_20_link" text:visited-style-name="Visited_20_Internet_20_Link">Hydrostatic weighing</text:a></text:p>
              <text:list>
                <text:list-item>
                  <text:p text:style-name="P40">you step on a scale underwater</text:p>
                </text:list-item>
                <text:list-item>
                  <text:p text:style-name="P44">you look at <text:span text:style-name="T15">the amount of water displaced</text:span></text:p>
                </text:list-item>
                <text:list-item>
                  <text:p text:style-name="P41">you compute body density <text:span text:style-name="T15">(fat has different density than muscle)</text:span></text:p>
                </text:list-item>
                <text:list-item>
                  <text:p text:style-name="P41"><text:span text:style-name="T15">finally you</text:span> estimate body fat %</text:p>
                </text:list-item>
              </text:list>
            </text:list-item>
            <text:list-item>
              <text:p text:style-name="P45"><text:a xlink:type="simple" xlink:href="https://en.wikipedia.org/wiki/Air_displacement_plethysmography" text:style-name="Internet_20_link" text:visited-style-name="Visited_20_Internet_20_Link">Whole-body air displacement plethysmography</text:a></text:p>
              <text:list>
                <text:list-item>
                  <text:p text:style-name="P45">similar to hydrostatic weighing, but <text:span text:style-name="T16">this time </text:span>with air</text:p>
                </text:list-item>
                <text:list-item>
                  <text:p text:style-name="P45">you step inside a small capsule</text:p>
                </text:list-item>
                <text:list-item>
                  <text:p text:style-name="P46">apparently accuracy gets bad at the extremes – obese or very lean subjects</text:p>
                </text:list-item>
                <text:list-item>
                  <text:p text:style-name="P38"><text:span text:style-name="T17">example of such a capsule - </text:span><text:a xlink:type="simple" xlink:href="https://www.cosmed.com/en/products/body-composition/bod-pod" text:style-name="Internet_20_link" text:visited-style-name="Visited_20_Internet_20_Link">Bod Pod</text:a></text:p>
                </text:list-item>
              </text:list>
            </text:list-item>
            <text:list-item>
              <text:p text:style-name="P42"><text:a xlink:type="simple" xlink:href="https://en.wikipedia.org/wiki/Body_fat_percentage#Anthropometric_methods" text:style-name="Internet_20_link" text:visited-style-name="Visited_20_Internet_20_Link"><text:span text:style-name="T18">Skinfold methods</text:span></text:a></text:p>
              <text:list>
                <text:list-item>
                  <text:p text:style-name="P47">use calipers or plicometer at various spots on the body</text:p>
                </text:list-item>
                <text:list-item>
                  <text:p text:style-name="P47">it tries to determine the thickness of the fat layer under the skin</text:p>
                </text:list-item>
                <text:list-item>
                  <text:p text:style-name="P47">based on measurements – you look at a table which tells you what body fat % you have</text:p>
                </text:list-item>
                <text:list-item>
                  <text:p text:style-name="P47"><text:soft-page-break/>it’s best if you use a personal trainer (or someone with experience) to perform the calipers readings</text:p>
                </text:list-item>
              </text:list>
            </text:list-item>
            <text:list-item>
              <text:p text:style-name="P43"><text:a xlink:type="simple" xlink:href="https://en.wikipedia.org/wiki/Bioelectrical_impedance_analysis" text:style-name="Internet_20_link" text:visited-style-name="Visited_20_Internet_20_Link"><text:span text:style-name="T18">Bioelectrical impedance analysis</text:span></text:a></text:p>
              <text:list>
                <text:list-item>
                  <text:p text:style-name="P48">less accurate</text:p>
                </text:list-item>
                <text:list-item>
                  <text:p text:style-name="P48">a small electric current is sent through the body</text:p>
                </text:list-item>
                <text:list-item>
                  <text:p text:style-name="P49">the resistance is computed, which depends on body fat %</text:p>
                </text:list-item>
              </text:list>
            </text:list-item>
            <text:list-item>
              <text:p text:style-name="P54"><text:a xlink:type="simple" xlink:href="https://www.ncbi.nlm.nih.gov/pubmed/10147455" text:style-name="Internet_20_link" text:visited-style-name="Visited_20_Internet_20_Link">Near-infrared interactance</text:a></text:p>
              <text:list>
                <text:list-item>
                  <text:p text:style-name="P55">this needs more research</text:p>
                </text:list-item>
              </text:list>
            </text:list-item>
            <text:list-item>
              <text:p text:style-name="P50">Some scales claim to compute body fat % - <text:span text:style-name="T19">they might be accurate if you don’t train for muscles as they </text:span>only take into account age, sex, height &amp; weight. <text:span text:style-name="T19">I would not consider this a proper method to determine body fat %.</text:span></text:p>
            </text:list-item>
          </text:list>
        </text:list-item>
      </text:list>
      <text:p text:style-name="P6"/>
      <text:list xml:id="list30557903390051" text:continue-numbering="true" text:style-name="L1">
        <text:list-item>
          <text:p text:style-name="P11">Several formulas for computing BMR</text:p>
          <text:list>
            <text:list-item>
              <text:p text:style-name="P11"><text:a xlink:type="simple" xlink:href="https://en.wikipedia.org/wiki/Harris–Benedict_equation" text:style-name="Internet_20_link" text:visited-style-name="Visited_20_Internet_20_Link">Harris-Benedict</text:a> (1919) – only takes total mass into account (m)<text:line-break/><draw:frame draw:style-name="fr1" draw:name="Object1" text:anchor-type="as-char" svg:y="-0.377cm" svg:width="7.121cm" svg:height="0.467cm" draw:z-index="0"><draw:object xlink:href="./Object 1" xlink:type="simple" xlink:show="embed" xlink:actuate="onLoad"/><draw:image xlink:href="./ObjectReplacements/Object 1" xlink:type="simple" xlink:show="embed" xlink:actuate="onLoad"/></draw:frame></text:p>
              <text:p text:style-name="P11"/>
            </text:list-item>
            <text:list-item>
              <text:p text:style-name="P11"><text:a xlink:type="simple" xlink:href="https://en.wikipedia.org/wiki/Harris–Benedict_equation" text:style-name="Internet_20_link" text:visited-style-name="Visited_20_Internet_20_Link">Revised Harris-Benedict</text:a> (1984)</text:p>
              <text:p text:style-name="P11"><draw:frame draw:style-name="fr1" draw:name="Object2" text:anchor-type="as-char" svg:y="-0.377cm" svg:width="6.287cm" svg:height="0.467cm" draw:z-index="1"><draw:object xlink:href="./Object 2" xlink:type="simple" xlink:show="embed" xlink:actuate="onLoad"/><draw:image xlink:href="./ObjectReplacements/Object 2" xlink:type="simple" xlink:show="embed" xlink:actuate="onLoad"/></draw:frame></text:p>
              <text:p text:style-name="P11"/>
            </text:list-item>
            <text:list-item>
              <text:p text:style-name="P11"><text:a xlink:type="simple" xlink:href="https://en.wikipedia.org/wiki/Basal_metabolic_rate#BMR_estimation_formulas" text:style-name="Internet_20_link" text:visited-style-name="Visited_20_Internet_20_Link">Mifflin St Jeor</text:a></text:p>
              <text:p text:style-name="P11"><draw:frame draw:style-name="fr1" draw:name="Object3" text:anchor-type="as-char" svg:y="-0.377cm" svg:width="3.635cm" svg:height="0.469cm" draw:z-index="2"><draw:object xlink:href="./Object 3" xlink:type="simple" xlink:show="embed" xlink:actuate="onLoad"/><draw:image xlink:href="./ObjectReplacements/Object 3" xlink:type="simple" xlink:show="embed" xlink:actuate="onLoad"/></draw:frame><text:span text:style-name="T5">(for males)</text:span></text:p>
              <text:p text:style-name="P11"><draw:frame draw:style-name="fr2" draw:name="Object5" text:anchor-type="as-char" svg:y="-0.377cm" svg:width="4.112cm" svg:height="0.467cm" draw:z-index="4"><draw:object xlink:href="./Object 5" xlink:type="simple" xlink:show="embed" xlink:actuate="onLoad"/><draw:image xlink:href="./ObjectReplacements/Object 5" xlink:type="simple" xlink:show="embed" xlink:actuate="onLoad"/></draw:frame><text:span text:style-name="T5">(for females)</text:span></text:p>
              <text:p text:style-name="P11"/>
            </text:list-item>
            <text:list-item>
              <text:p text:style-name="P11"><text:a xlink:type="simple" xlink:href="https://en.wikipedia.org/wiki/Basal_metabolic_rate#BMR_estimation_formulas" text:style-name="Internet_20_link" text:visited-style-name="Visited_20_Internet_20_Link">Katch-McArdle</text:a> – takes body fat % (f) into account</text:p>
              <text:p text:style-name="P11"><draw:frame draw:style-name="fr1" draw:name="Object4" text:anchor-type="as-char" svg:y="-0.386cm" svg:width="4.704cm" svg:height="0.506cm" draw:z-index="3"><draw:object xlink:href="./Object 4" xlink:type="simple" xlink:show="embed" xlink:actuate="onLoad"/><draw:image xlink:href="./ObjectReplacements/Object 4" xlink:type="simple" xlink:show="embed" xlink:actuate="onLoad"/></draw:frame></text:p>
              <text:p text:style-name="P11"/>
            </text:list-item>
          </text:list>
        </text:list-item>
        <text:list-item>
          <text:p text:style-name="P17">Total daily energy expenditure (TDEE) = BMR + movement. I assume this the entire energy you need, as the name suggests.</text:p>
        </text:list-item>
      </text:list>
      <text:p text:style-name="P18"/>
      <text:list xml:id="list30557977731908" text:continue-numbering="true" text:style-name="L1">
        <text:list-item>
          <text:p text:style-name="P19">Online calculator<text:span text:style-name="T6">s</text:span> for BMR (if you are too lazy to plug your values above)</text:p>
          <text:list>
            <text:list-item>
              <text:p text:style-name="P19"><text:a xlink:type="simple" xlink:href="https://www.myfitnesspal.com/tools/bmr-calculator" text:style-name="Internet_20_link" text:visited-style-name="Visited_20_Internet_20_Link">https://www.myfitnesspal.com/tools/bmr-calculator</text:a> </text:p>
            </text:list-item>
            <text:list-item>
              <text:p text:style-name="P19"><text:a xlink:type="simple" xlink:href="https://www.omnicalculator.com/health/bmr-katch-mcardle" text:style-name="Internet_20_link" text:visited-style-name="Visited_20_Internet_20_Link">https://www.omnicalculator.com/health/bmr-katch-mcardle</text:a> </text:p>
            </text:list-item>
            <text:list-item>
              <text:p text:style-name="P19"><text:a xlink:type="simple" xlink:href="https://www.bodyscanuk.com/body-composition-calculators.html" text:style-name="Internet_20_link" text:visited-style-name="Visited_20_Internet_20_Link">https://www.bodyscanuk.com/body-composition-calculators.html</text:a></text:p>
            </text:list-item>
            <text:list-item>
              <text:p text:style-name="P19"><text:a xlink:type="simple" xlink:href="https://www.iifym.com/bmr-calculator/" text:style-name="Internet_20_link" text:visited-style-name="Visited_20_Internet_20_Link">https://www.iifym.com/bmr-calculator/</text:a></text:p>
            </text:list-item>
          </text:list>
        </text:list-item>
      </text:list>
      <text:p text:style-name="P20"/>
      <text:list xml:id="list30558993212775" text:continue-numbering="true" text:style-name="L1">
        <text:list-item>
          <text:p text:style-name="P21">You can think of TDEE as the amount of energy your body needs from food every day to be able to function properly and do everything else (movements). If you eat more than this value, the excess energy will be (partly) stored on your body either as fat or muscles. If you eat less than this, your body will have to go to fat and muscle deposits to get the energy from there.</text:p>
          <text:p text:style-name="P21"/>
        </text:list-item>
        <text:list-item>
          <text:p text:style-name="P21">Fat deposits: this is just food to be used in the days when you eat less than you should to be able to perform everything you do</text:p>
          <text:p text:style-name="P21"/>
        </text:list-item>
        <text:list-item>
          <text:p text:style-name="P21">Muscle deposits: food is stored as muscles when you damage them by performing tasks that require a lot of strength, when you almost fail to perform these tasks. This happens so next time you will perform the same tasks without coming close to failure. <text:span text:style-name="T7">However, if you eat less than you should the body will go to muscle deposits as well to get energy, making them smaller.</text:span></text:p>
        </text:list-item>
      </text:list>
      <text:p text:style-name="P22"/>
      <text:list xml:id="list30559481794119" text:continue-numbering="true" text:style-name="L1">
        <text:list-item>
          <text:p text:style-name="P23"><text:soft-page-break/>Question: how does the body decide if it should go to fat or muscle stores, if you eat less than your TDEE? Intuition: if you keep damaging muscles while you eat less than you should, it will go mostly to fat stores (survival), otherwise it takes equally from both.</text:p>
        </text:list-item>
      </text:list>
      <text:p text:style-name="P24"/>
      <text:list xml:id="list30558919000081" text:continue-numbering="true" text:style-name="L1">
        <text:list-item>
          <text:p text:style-name="P23">Another interesting thing: if you eat less than you should for multiple days in a row, your body will start producing less heat, so your BMR will drop as well. This is called <text:a xlink:type="simple" xlink:href="https://www.ncbi.nlm.nih.gov/pmc/articles/PMC3673773/" text:style-name="Internet_20_link" text:visited-style-name="Visited_20_Internet_20_Link">adaptive thermogenesis</text:a>. The same happens if you eat more than you should, your body will produce more heat. This is what’s also referred to as fast/slow metabolism.</text:p>
        </text:list-item>
      </text:list>
      <text:p text:style-name="P24"/>
      <text:list xml:id="list30559151493470" text:continue-numbering="true" text:style-name="L1">
        <text:list-item>
          <text:p text:style-name="P23">Question: if your body keeps adjusting the BMR based on how you eat, how do you manage to lose/gain weight? <text:span text:style-name="T9">Intuition: this adjustment is far from perfect and it needs time (was it 2 weeks to adjust metabolism?). Eating 1,000 kcals less than you need will maybe make your body drop by 500 kcal of heat, so it will still need to go to fat/muscle deposits.</text:span></text:p>
        </text:list-item>
      </text:list>
      <text:p text:style-name="P24"/>
      <text:list xml:id="list30559277130944" text:continue-numbering="true" text:style-name="L1">
        <text:list-item>
          <text:p text:style-name="P26">Interesting fact: doing movement forces your body to use energy, either from what you just ate or food deposits. Doing exercises, especially on empty stomach will force your body to use food deposits no matter what your BMR is. This is why it’s recommended to keep your kcal intake above your normal BMR even if you want to lose weight, and just do more movement/cardio to burn the fat/muscle stores. <text:span text:style-name="T11">Not eating in the morning so your body uses fat deposits is sometimes used in </text:span><text:a xlink:type="simple" xlink:href="https://en.wikipedia.org/wiki/Intermittent_fasting" text:style-name="Internet_20_link" text:visited-style-name="Visited_20_Internet_20_Link"><text:span text:style-name="T11">intermittent fasting</text:span></text:a><text:span text:style-name="T11">.</text:span></text:p>
        </text:list-item>
      </text:list>
      <text:p text:style-name="P27"/>
      <text:list xml:id="list30559028823899" text:continue-numbering="true" text:style-name="L1">
        <text:list-item>
          <text:p text:style-name="P31">Food usually consists of 3 main nutrients (also called macronutrients): fats, proteins and carbohydrates. These will dictate how many kcal a type of food has. For example, 100g of brown cooked rice will have 0.9g of fat (8.1 kcal), 23g of carbohydrate (92 kcal) and 2.6g of protein (10.4) resulting in 110.5 kcal. <text:a xlink:type="simple" xlink:href="https://www.nal.usda.gov/fnic/how-many-calories-are-one-gram-fat-carbohydrate-or-protein" text:style-name="Internet_20_link" text:visited-style-name="Visited_20_Internet_20_Link"><text:span text:style-name="T12">For reference, 1g of carbs has 4kcal, 1g of protein 4kcal and 1g of fat 9kcal</text:span></text:a><text:span text:style-name="T12">.</text:span></text:p>
        </text:list-item>
      </text:list>
      <text:p text:style-name="P32"/>
      <text:list xml:id="list30558575326854" text:continue-numbering="true" text:style-name="L1">
        <text:list-item>
          <text:p text:style-name="P33">Normally it doesn’t matter how you get your kcal every day (e.g. from fat/carbs/protein) as long as you hit your kcal goal (it’s considered healthy to have a good balance). However, if you train to build muscles you will need to hit a certain value for the protein intake, since they are needed for <text:a xlink:type="simple" xlink:href="https://dspace.stir.ac.uk/bitstream/1893/7628/1/896.pdf" text:style-name="Internet_20_link" text:visited-style-name="Visited_20_Internet_20_Link">muscle growth</text:a>. <text:a xlink:type="simple" xlink:href="https://www.healthline.com/nutrition/how-much-protein-per-day" text:style-name="Internet_20_link" text:visited-style-name="Visited_20_Internet_20_Link">A common recommendation for building muscles is to eat 1g of protein per pound of body weight, or 2.2g per kg</text:a>. For example, if you weight 70kg you should eat 154g of protein every day.</text:p>
        </text:list-item>
      </text:list>
      <text:p text:style-name="P34"/>
      <text:list xml:id="list30557682951061" text:continue-numbering="true" text:style-name="L1">
        <text:list-item>
          <text:p text:style-name="P51">I personally call all the movement you do in a day (like walking, running, cycling, basically any kinetic energy) cardio. These type of exercises are also referred to as <text:a xlink:type="simple" xlink:href="https://en.wikipedia.org/wiki/Aerobic_exercise" text:style-name="Internet_20_link" text:visited-style-name="Visited_20_Internet_20_Link">aerobic exercises</text:a>.</text:p>
        </text:list-item>
      </text:list>
      <text:p text:style-name="P34"/>
      <text:list xml:id="list30559253635839" text:continue-numbering="true" text:style-name="L1">
        <text:list-item>
          <text:p text:style-name="P53">To lose weight you need to eat less than your TDEE / BMR + cardio in a day. To gain weight you need to eat more than your TDEE. <text:span text:style-name="T21">This is true for both fat and muscles, the excess food you eat will end up storing on your body as muscles, given you damage your muscles by doing exercise and eat enough protein. This phase is usually called the bulking phase in bodybuilding. However, since the body is not optimal at storing muscles only, you will end up storing fat as well. That’s why there is also a cutting phase, when you eat less than your TDEE, trying to maintain as much muscle mass as possible, while losing all the fat. For this to happen you have to keep exercising and damaging your muscles while cutting, with the proper nutrition.</text:span></text:p>
          <text:p text:style-name="P52"/>
        </text:list-item>
        <text:list-item>
          <text:p text:style-name="P52"><text:span text:style-name="T20">There are opinions that just eating your TDEE you can still gain muscles and burn fat at the same time (</text:span><text:a xlink:type="simple" xlink:href="https://www.healthline.com/nutrition/body-recomposition#how-it-works" text:style-name="Internet_20_link" text:visited-style-name="Visited_20_Internet_20_Link"><text:span text:style-name="T20">body recomposition</text:span></text:a><text:span text:style-name="T20">), however these are highly controversial and not considered optimal. </text:span><text:span text:style-name="T3">These needs refs</text:span><text:span text:style-name="T20">. </text:span></text:p>
        </text:list-item>
      </text:list>
      <text:p text:style-name="P1"/>
      <text:p text:style-name="P3"><text:soft-page-break/>Cooking</text:p>
      <text:p text:style-name="P1"/>
      <text:p text:style-name="P8">Workout</text:p>
      <text:p text:style-name="P1"/>
      <text:p text:style-name="P4">Sources</text:p>
      <text:p text:style-name="P4"/>
      <text:list xml:id="list1347159372282531326" text:style-name="L2">
        <text:list-item>
          <text:p text:style-name="P13"><text:a xlink:type="simple" xlink:href="https://www.ncbi.nlm.nih.gov/pubmed/" text:style-name="Internet_20_link" text:visited-style-name="Visited_20_Internet_20_Link">https://www.ncbi.nlm.nih.gov/pubmed/</text:a></text:p>
        </text:list-item>
        <text:list-item>
          <text:p text:style-name="P14"><text:a xlink:type="simple" xlink:href="https://www.youtube.com/user/VitruvianPhysique" text:style-name="Internet_20_link" text:visited-style-name="Visited_20_Internet_20_Link">https://www.youtube.com/user/VitruvianPhysique</text:a></text:p>
        </text:list-item>
        <text:list-item>
          <text:p text:style-name="P14"><text:a xlink:type="simple" xlink:href="https://www.youtube.com/user/JDCav24/videos" text:style-name="Internet_20_link" text:visited-style-name="Visited_20_Internet_20_Link">https://www.youtube.com/user/JDCav24/videos</text:a></text:p>
        </text:list-item>
        <text:list-item>
          <text:p text:style-name="P14"><text:a xlink:type="simple" xlink:href="https://scholar.google.co.uk/" text:style-name="Internet_20_link" text:visited-style-name="Visited_20_Internet_20_Link">https://scholar.google.co.uk</text:a> </text:p>
        </text:list-item>
        <text:list-item>
          <text:p text:style-name="P16"><text:a xlink:type="simple" xlink:href="https://www.wikipedia.org/" text:style-name="Internet_20_link" text:visited-style-name="Visited_20_Internet_20_Link">https://www.wikipedia.org/</text:a> </text:p>
        </text:list-item>
      </text:list>
      <text:p text:style-name="P1"/>
      <text:p text:style-name="P5">Books</text:p>
      <text:p text:style-name="P5"/>
      <text:list xml:id="list6508133642240968490" text:style-name="L3">
        <text:list-item>
          <text:p text:style-name="P15">Starting Strength – <text:a xlink:type="simple" xlink:href="https://www.amazon.com/Starting-Strength-Mark-Rippetoe-ebook/dp/B006XJR5ZA/" text:style-name="Internet_20_link" text:visited-style-name="Visited_20_Internet_20_Link">1</text:a></text:p>
        </text:list-item>
        <text:list-item>
          <text:p text:style-name="P15">Practical Programming for Strength Training – <text:a xlink:type="simple" xlink:href="https://www.amazon.com/Practical-Programming-Strength-Training-Rippetoe-ebook/dp/B00IU8YETW" text:style-name="Internet_20_link" text:visited-style-name="Visited_20_Internet_20_Link">1</text:a> </text:p>
        </text:list-item>
        <text:list-item>
          <text:p text:style-name="P15">Health/Fitness Instructor's Handbook – <text:a xlink:type="simple" xlink:href="https://eric.ed.gov/?id=ED282830" text:style-name="Internet_20_link" text:visited-style-name="Visited_20_Internet_20_Link">1</text:a>, <text:a xlink:type="simple" xlink:href="https://www.amazon.co.uk/Health-Fitness-Instructors-Handbook-Edward/dp/0873229584" text:style-name="Internet_20_link" text:visited-style-name="Visited_20_Internet_20_Link">2</text:a></text:p>
        </text:list-item>
        <text:list-item>
          <text:p text:style-name="P15">Bodybuilding: A Scientific Approach – <text:a xlink:type="simple" xlink:href="https://www.amazon.co.uk/Bodybuilding-Scientific-Frederick-Hatfield-Ph-D/dp/150560754X" text:style-name="Internet_20_link" text:visited-style-name="Visited_20_Internet_20_Link">1</text:a> </text:p>
        </text:list-item>
        <text:list-item>
          <text:p text:style-name="P15">Biochemistry for Sport and Exercise Metabolism – <text:a xlink:type="simple" xlink:href="https://www.amazon.com/Biochemistry-Sport-Exercise-Metabolism-SportTexts/dp/0470091851/" text:style-name="Internet_20_link" text:visited-style-name="Visited_20_Internet_20_Link">1</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20:57:23.940979596</meta:creation-date>
    <dc:date>2020-05-13T03:05:57.485422885</dc:date>
    <meta:editing-duration>PT6H53M52S</meta:editing-duration>
    <meta:editing-cycles>32</meta:editing-cycles>
    <meta:generator>LibreOffice/5.2.7.2$Linux_X86_64 LibreOffice_project/20m0$Build-2</meta:generator>
    <meta:document-statistic meta:table-count="0" meta:image-count="0" meta:object-count="5" meta:page-count="4" meta:paragraph-count="85" meta:word-count="1497" meta:character-count="8334" meta:non-whitespace-character-count="6971"/>
  </office:meta>
</office:document-meta>
</file>

<file path=Object 1/content.xml><?xml version="1.0" encoding="utf-8"?>
<math xmlns="http://www.w3.org/1998/Math/MathML" display="block">
  <semantics>
    <mrow>
      <mn>13.7516</mn>
      <mrow>
        <mi>m</mi>
        <mo stretchy="false">+</mo>
        <mn>5.0033</mn>
      </mrow>
      <mrow>
        <mi>h</mi>
        <mo stretchy="false">−</mo>
        <mn>6.7550</mn>
      </mrow>
      <mrow>
        <mi>a</mi>
        <mo stretchy="false">+</mo>
        <mn>66.4730</mn>
      </mrow>
    </mrow>
    <annotation encoding="StarMath 5.0">13.7516m + 5.0033h - 6.7550a + 66.4730</annotation>
  </semantics>
</math>
</file>

<file path=Object 2/content.xml><?xml version="1.0" encoding="utf-8"?>
<math xmlns="http://www.w3.org/1998/Math/MathML" display="block">
  <semantics>
    <mrow>
      <mn>13.397</mn>
      <mrow>
        <mi>m</mi>
        <mo stretchy="false">+</mo>
        <mn>4.799</mn>
      </mrow>
      <mrow>
        <mi>h</mi>
        <mo stretchy="false">−</mo>
        <mn>5.677</mn>
      </mrow>
      <mrow>
        <mi>a</mi>
        <mo stretchy="false">+</mo>
        <mn>88.362</mn>
      </mrow>
    </mrow>
    <annotation encoding="StarMath 5.0">13.397m + 4.799h - 5.677a + 88.362</annotation>
  </semantics>
</math>
</file>

<file path=Object 3/content.xml><?xml version="1.0" encoding="utf-8"?>
<math xmlns="http://www.w3.org/1998/Math/MathML" display="block">
  <semantics>
    <mrow>
      <mn>10</mn>
      <mrow>
        <mi>m</mi>
        <mo stretchy="false">+</mo>
        <mn>6.25</mn>
      </mrow>
      <mrow>
        <mi>h</mi>
        <mo stretchy="false">−</mo>
        <mn>5</mn>
      </mrow>
      <mrow>
        <mi>a</mi>
        <mo stretchy="false">+</mo>
        <mn>5</mn>
      </mrow>
    </mrow>
    <annotation encoding="StarMath 5.0">10m + 6.25h - 5a + 5</annotation>
  </semantics>
</math>
</file>

<file path=Object 4/content.xml><?xml version="1.0" encoding="utf-8"?>
<math xmlns="http://www.w3.org/1998/Math/MathML" display="block">
  <semantics>
    <mrow>
      <mn>370</mn>
      <mo stretchy="false">+</mo>
      <mrow>
        <mo fence="true" stretchy="false">(</mo>
        <mrow>
          <mrow>
            <mn>21.6</mn>
            <mrow>
              <mi>m</mi>
              <mo stretchy="false">∗</mo>
              <mrow>
                <mo fence="true" stretchy="false">(</mo>
                <mrow>
                  <mrow>
                    <mn>1</mn>
                    <mo stretchy="false">−</mo>
                    <mrow>
                      <mi>f</mi>
                      <mo stretchy="false">/</mo>
                      <mn>100</mn>
                    </mrow>
                  </mrow>
                </mrow>
                <mo fence="true" stretchy="false">)</mo>
              </mrow>
            </mrow>
          </mrow>
        </mrow>
        <mo fence="true" stretchy="false">)</mo>
      </mrow>
    </mrow>
    <annotation encoding="StarMath 5.0">370 + (21.6 m * (1 - f/100))</annotation>
  </semantics>
</math>
</file>

<file path=Object 5/content.xml><?xml version="1.0" encoding="utf-8"?>
<math xmlns="http://www.w3.org/1998/Math/MathML" display="block">
  <semantics>
    <mrow>
      <mn>10</mn>
      <mrow>
        <mi>m</mi>
        <mo stretchy="false">+</mo>
        <mn>6.25</mn>
      </mrow>
      <mrow>
        <mi>h</mi>
        <mo stretchy="false">−</mo>
        <mn>5</mn>
      </mrow>
      <mrow>
        <mi>a</mi>
        <mo stretchy="false">−</mo>
        <mn>161</mn>
      </mrow>
    </mrow>
    <annotation encoding="StarMath 5.0">10m + 6.25h - 5a - 161</annotation>
  </semantics>
</math>
</file>